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50%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gras de comunicação</text:span></text:p>
      <text:p text:style-name="P1"><text:span text:style-name="T2">Formato: Duas reuniões semanais, uma no início e outra no final da semana, via videochamada.</text:span></text:p>
      <text:p text:style-name="P1"><text:span text:style-name="T2">Regra: Reuniões timebox de 1 hora (Segunda e Sexta)</text:span></text:p>
      <text:p text:style-name="P1"><text:span text:style-name="T2">Canais: Google Meet e e-mail</text:span></text:p>
      <text:p text:style-name="P1"><text:span text:style-name="T2">Prazo para dúvidas: 5 dias, onde a dúvida poderá ser encaminhada por e-mail, mas só será respondida nas reuniões. (Da reunião de planejamento a reunião de entregáveis - segunda de manhã, sexta à tard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66" meta:character-count="393" meta:non-whitespace-character-count="332"/>
    <meta:generator>LibreOfficeDev/6.0.5.2$Linux_X86_64 LibreOffice_project/</meta:generator>
  </office:meta>
</office:document-meta>
</file>